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A1BB36069B464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66cm, 0.699cm, 0cm, 2.27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0.709cm" svg:width="21.001cm" svg:height="11.763cm" draw:z-index="0"><draw:image xlink:href="Pictures/100002010000064000000384A1BB36069B46470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7:36:57.005835809</meta:creation-date>
    <dc:date>2021-05-23T18:20:28.653399466</dc:date>
    <meta:editing-duration>PT12M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